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font-size="15pt" officeooo:rsid="00087138" officeooo:paragraph-rsid="00087138" style:font-size-asian="15pt" style:font-size-complex="15pt"/>
    </style:style>
    <style:style style:name="P2" style:family="paragraph" style:parent-style-name="Standard">
      <style:text-properties fo:font-size="15pt" officeooo:rsid="0009b9f2" officeooo:paragraph-rsid="000affc2" style:font-size-asian="15pt" style:font-size-complex="15pt"/>
    </style:style>
    <style:style style:name="P3" style:family="paragraph" style:parent-style-name="Standard">
      <style:text-properties fo:font-size="15pt" officeooo:rsid="000b762e" officeooo:paragraph-rsid="000b762e" style:font-size-asian="15pt" style:font-size-complex="15pt"/>
    </style:style>
    <style:style style:name="P4" style:family="paragraph" style:parent-style-name="Standard">
      <style:text-properties fo:font-size="15pt" officeooo:rsid="000b762e" officeooo:paragraph-rsid="000eb62f" style:font-size-asian="15pt" style:font-size-complex="15pt"/>
    </style:style>
    <style:style style:name="P5" style:family="paragraph" style:parent-style-name="Standard">
      <style:text-properties fo:font-size="15pt" officeooo:rsid="00140480" officeooo:paragraph-rsid="00140480" style:font-size-asian="15pt" style:font-size-complex="15pt"/>
    </style:style>
    <style:style style:name="P6" style:family="paragraph" style:parent-style-name="Standard">
      <style:text-properties fo:font-size="15pt" officeooo:rsid="00140480" officeooo:paragraph-rsid="0014ebe7" style:font-size-asian="15pt" style:font-size-complex="15pt"/>
    </style:style>
    <style:style style:name="P7" style:family="paragraph" style:parent-style-name="Standard">
      <style:text-properties fo:font-size="15pt" officeooo:rsid="00140480" officeooo:paragraph-rsid="00165642" style:font-size-asian="15pt" style:font-size-complex="15pt"/>
    </style:style>
    <style:style style:name="P8" style:family="paragraph" style:parent-style-name="Standard">
      <style:text-properties fo:font-size="15pt" officeooo:rsid="00140480" officeooo:paragraph-rsid="00185057" style:font-size-asian="15pt" style:font-size-complex="15pt"/>
    </style:style>
    <style:style style:name="P9" style:family="paragraph" style:parent-style-name="Standard">
      <style:text-properties fo:font-size="15pt" officeooo:rsid="00140480" officeooo:paragraph-rsid="001892bb" style:font-size-asian="15pt" style:font-size-complex="15pt"/>
    </style:style>
    <style:style style:name="P10" style:family="paragraph" style:parent-style-name="Standard">
      <style:text-properties fo:font-size="15pt" officeooo:rsid="001892bb" officeooo:paragraph-rsid="001892bb" style:font-size-asian="15pt" style:font-size-complex="15pt"/>
    </style:style>
    <style:style style:name="P11" style:family="paragraph" style:parent-style-name="Standard">
      <style:text-properties fo:font-size="15pt" officeooo:rsid="00195678" officeooo:paragraph-rsid="00195678" style:font-size-asian="15pt" style:font-size-complex="15pt"/>
    </style:style>
    <style:style style:name="P12" style:family="paragraph">
      <loext:graphic-properties draw:fill="none" draw:fill-color="#ffffff"/>
    </style:style>
    <style:style style:name="T1" style:family="text">
      <style:text-properties officeooo:rsid="0009b9f2"/>
    </style:style>
    <style:style style:name="T2" style:family="text">
      <style:text-properties officeooo:rsid="000affc2"/>
    </style:style>
    <style:style style:name="T3" style:family="text">
      <style:text-properties officeooo:rsid="000b762e"/>
    </style:style>
    <style:style style:name="T4" style:family="text">
      <style:text-properties officeooo:rsid="000ce662"/>
    </style:style>
    <style:style style:name="T5" style:family="text">
      <style:text-properties officeooo:rsid="000eb62f"/>
    </style:style>
    <style:style style:name="T6" style:family="text">
      <style:text-properties officeooo:rsid="00106d4a"/>
    </style:style>
    <style:style style:name="T7" style:family="text">
      <style:text-properties officeooo:rsid="001259aa"/>
    </style:style>
    <style:style style:name="T8" style:family="text">
      <style:text-properties officeooo:rsid="00140480"/>
    </style:style>
    <style:style style:name="T9" style:family="text">
      <style:text-properties officeooo:rsid="0014ebe7"/>
    </style:style>
    <style:style style:name="T10" style:family="text">
      <style:text-properties officeooo:rsid="00165642"/>
    </style:style>
    <style:style style:name="T11" style:family="text">
      <style:text-properties officeooo:rsid="00185057"/>
    </style:style>
    <style:style style:name="T12" style:family="text">
      <style:text-properties officeooo:rsid="00188180"/>
    </style:style>
    <style:style style:name="T13" style:family="text">
      <style:text-properties officeooo:rsid="001892bb"/>
    </style:style>
    <style:style style:name="T14" style:family="text">
      <style:text-properties officeooo:rsid="001a0c27"/>
    </style:style>
    <style:style style:name="gr1" style:family="graphic">
      <style:graphic-properties draw:stroke="solid" svg:stroke-width="0.049cm" svg:stroke-color="#000000" draw:marker-start-width="0.423cm" draw:marker-end-width="0.423cm" draw:fill="none" draw:fill-color="#ffffff" fo:min-height="2.884cm" fo:padding-top="0.025cm" fo:padding-bottom="0.025cm" fo:padding-left="0.025cm" fo:padding-right="0.025cm" style:run-through="foreground" style:wrap="run-through" style:number-wrapped-paragraphs="no-limit" style:vertical-pos="from-top" style:vertical-rel="paragraph" style:horizontal-pos="from-left" style:horizontal-rel="paragraph"/>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liot<text:tab/><text:tab/><text:tab/><text:tab/><text:tab/><text:tab/><text:tab/><text:tab/><text:tab/><text:tab/><text:tab/><text:tab/><text:tab/>1°2</text:p>
      <text:p text:style-name="P1">Chauve<text:tab/><text:tab/><text:tab/><text:tab/><text:tab/><text:tab/><text:tab/><text:tab/><text:tab/>Mardi 8 Novembre 2022 </text:p>
      <text:p text:style-name="P1">PPS</text:p>
      <text:p text:style-name="P1"/>
      <text:p text:style-name="P1"/>
      <text:p text:style-name="P1"/>
      <text:p text:style-name="P1"><text:tab/><text:tab/><text:tab/><text:tab/><text:tab/><text:tab/>DS Français </text:p>
      <text:p text:style-name="P1"/>
      <text:p text:style-name="P1"/>
      <text:p text:style-name="P1"><draw:frame text:anchor-type="paragraph" draw:z-index="0" draw:name="Shape1" draw:style-name="gr1" draw:text-style-name="P12" svg:width="20.85cm" svg:height="2.934cm" svg:x="-1.977cm" svg:y="0.071cm"><draw:text-box><text:p><text:tab/><text:tab/></text:p><text:p><text:tab/>Note : </text:p><text:p><text:tab/></text:p></draw:text-box></draw:frame></text:p>
      <text:p text:style-name="P1"/>
      <text:p text:style-name="P1"/>
      <text:p text:style-name="P1"/>
      <text:p text:style-name="P1"/>
      <text:p text:style-name="P1"/>
      <text:p text:style-name="P1"/>
      <text:p text:style-name="P2">Problématique : <text:span text:style-name="T12">C</text:span><text:span text:style-name="T3">omment </text:span><text:span text:style-name="T8">Dona Sol </text:span><text:span text:style-name="T12">montre qu’elle </text:span><text:span text:style-name="T8">aime vraiment Hernani ? </text:span></text:p>
      <text:p text:style-name="P1"/>
      <text:p text:style-name="P1"><text:tab/>Victoir Hugo <text:span text:style-name="T1">é</text:span>crivin <text:span text:style-name="T1">dans les années 1800</text:span> est l’auteur de nombreux textes. <text:span text:style-name="T1">En 1830 Victor Hugo ecrit un texte du nom de Hernani, c’est</text:span> un extrait <text:span text:style-name="T1">de l’acte 1 scène 2 que nous étudions. En effet cette extrait se pass</text:span><text:span text:style-name="T12">er</text:span><text:span text:style-name="T1">a après que Dona Sol, une jeune femme noble doit épouser son oncle mais progette de s’enfuir avec brigand Hernani l’homme qu’elle aime vraiment. </text:span><text:span text:style-name="T2">Dans un première axe nous verrons comment </text:span><text:span text:style-name="T3">Hernani essaye de dissuader Dona de venir avec lui puis </text:span><text:span text:style-name="T8">dans un second axe nous verrons que Dona se moque de ce qu’elle va devoir vivre tant qu’elle est avec l’homme qu’elle aime.</text:span></text:p>
      <text:p text:style-name="P1"/>
      <text:p text:style-name="P1"/>
      <text:p text:style-name="P3"><text:tab/>Pour commancer, Dans le texte Hernani essaye a de nombreuse reprises de dissuader Dona de partir avec lui <text:span text:style-name="T7">a travers de multiple procédé</text:span>.</text:p>
      <text:p text:style-name="P3"><text:tab/></text:p>
      <text:p text:style-name="P4"><text:tab/><text:tab/><text:span text:style-name="T6">Dans un premier temps </text:span><text:span text:style-name="T4">, Hernani essaye </text:span><text:span text:style-name="T5">de faire peur</text:span><text:span text:style-name="T12">e</text:span><text:span text:style-name="T5"> a Dona en <text:tab/>jouant <text:tab/>sur le coté illégale et interdie ligne 8 – 9 “Vous viendrez <text:tab/>commander ma <text:tab/>bande, comme on dit ? Car vous ne savez pas, moi, je <text:tab/>suis un bandit !” <text:tab/>Dans cette citation Hernani tente de faire comprendre a <text:tab/>Dona que c’est <text:tab/></text:span><text:span text:style-name="T6">une vie </text:span><text:span text:style-name="T5">dangereux </text:span><text:span text:style-name="T6">et imprévisible</text:span><text:span text:style-name="T5">, </text:span><text:span text:style-name="T6">et que si ils <text:tab/>s’enfuient se n’ai pas pour <text:tab/>aller mener une vie paisible et sans danger <text:tab/>mais belle et bien une vie de <text:tab/></text:span><text:span text:style-name="T7">bandit</text:span><text:span text:style-name="T6">. <text:s/></text:span><text:span text:style-name="T5"><text:s/></text:span></text:p>
      <text:p text:style-name="P4"/>
      <text:p text:style-name="P3"/>
      <text:p text:style-name="P4"><text:span text:style-name="T5"><text:tab/><text:tab/></text:span><text:span text:style-name="T6">Dans un second temps</text:span><text:span text:style-name="T5">, Hernani essaye une nouvelle fois de faire </text:span><text:soft-page-break/><text:span text:style-name="T5"><text:tab/>peur</text:span><text:span text:style-name="T9">e</text:span><text:span text:style-name="T5"> a Dona mais cette fois si en essay</text:span><text:span text:style-name="T7">a</text:span><text:span text:style-name="T5">nt de </text:span><text:span text:style-name="T7">la </text:span><text:span text:style-name="T4">décourager en lui citant <text:tab/>les durs conditions de vie aux quelles ils font face au quotidien ligne 18 – <text:tab/>19 “me suivre dans les bois, dans les monts, sur les grèves, Chez des <text:tab/>hommes pareils aux démons de vos rèves” . A travers cette citation <text:tab/>Hernani tente de faire peur a Dona en utilisant une accumulation <text:s/>“me <text:tab/>suivre dans les bois, dans les monts, sur les grèves” <text:s/>ayant pour but de <text:tab/>citer tout les aspect</text:span><text:span text:style-name="T12">s</text:span><text:span text:style-name="T4"> négatife</text:span><text:span text:style-name="T12">s</text:span><text:span text:style-name="T4"> et dur de </text:span><text:span text:style-name="T12">de la vie de bandit</text:span><text:span text:style-name="T4">.</text:span></text:p>
      <text:p text:style-name="P3"/>
      <text:p text:style-name="P3"/>
      <text:p text:style-name="P3"><text:tab/><text:tab/><text:span text:style-name="T6">Dans un troisième temps, Hernani fais l’éloge du duc pour <text:tab/>convaincre Dona de rester a ses cotés (l 29 – 32) “Le duc est riche, grand, <text:tab/>prospère. Le duc n’a pas de tache au vieux nom de son <text:s/>père. Le duc peut <text:tab/>tou</text:span><text:span text:style-name="T7">t</text:span><text:span text:style-name="T6">. Le duc vous offre avec sa main Trésors, titres, bonheur…” </text:span><text:span text:style-name="T7">Dans <text:tab/>cette citation il y a la répétition du mot “duc”. En effet Hernani insiste sur <text:tab/>ce mot car il sait que Dona a plus de chance d’etre heureuse en vivant <text:tab/>avec le duc plutôt que avec un bandit. Dans la citation il y a aussi une <text:tab/>accumulation de tout les bons points </text:span><text:span text:style-name="T12">pour</text:span><text:span text:style-name="T7"> épouser le duc “Trésors, titres, <text:tab/>bonheur…” à travers cette accumulation Hernani essaye de convaincre <text:tab/>Dona que le duc est mieux que lui. <text:s/></text:span><text:tab/></text:p>
      <text:p text:style-name="P1"/>
      <text:p text:style-name="P1"/>
      <text:p text:style-name="P5"><text:tab/>Pour poursuivre, <text:span text:style-name="T9">Dans le texte Hernani essaye a de nombreuse reprise de décourager Dona de venir avec lui mais rien n’a y faire Dona s’en tête a vouloir partire avec l’homme qu’elle aime</text:span></text:p>
      <text:p text:style-name="P5"/>
      <text:p text:style-name="P6"><text:tab/><text:tab/><text:span text:style-name="T9">Dans un premier temps, a la ligne 2 Dona dit à Hernani avec <text:tab/>assurance “je vous suivrai.” à travers cette citation nous voyons a quelle <text:tab/>point Dona aime Hernani car elle est prête a le suivre sans aucune <text:tab/>ésitation et sans vraiment savoir qui est Hernani.</text:span></text:p>
      <text:p text:style-name="P6"><text:tab/></text:p>
      <text:p text:style-name="P7"><text:span text:style-name="T9"><text:tab/><text:tab/>Dans un second temps, après que Hernani est essayer de dissuader <text:tab/>Dona a travers la peure en lui disant que c’est un bandit (l 9) “Car, vous <text:tab/>ne le savez pas, moi, je suis un bandit”</text:span><text:span text:style-name="T10">ou encore </text:span><text:span text:style-name="T5">en essay</text:span><text:span text:style-name="T7">a</text:span><text:span text:style-name="T5">nt de </text:span><text:span text:style-name="T7">la <text:tab/></text:span><text:span text:style-name="T4">décourager en lui citant les durs conditions de vie </text:span><text:span text:style-name="T10">qui l’attandent. Dona <text:tab/>dit avec assurance ligne 27 “je vous suivrai” encore une fois Dona nous <text:tab/>montre sont courage et son amour infaible pour Hernani. Dona n’a <text:tab/>toujours pas changer un mot </text:span><text:span text:style-name="T11">de</text:span><text:span text:style-name="T10"> son discour depuis sa dernière citation qui <text:tab/></text:span><text:span text:style-name="T12">é</text:span><text:span text:style-name="T10">tait exactement la même. </text:span></text:p>
      <text:p text:style-name="P7"><text:tab/></text:p>
      <text:p text:style-name="P8"><text:tab/><text:tab/><text:span text:style-name="T11">Dans un troisième temps, après que Hernani est tenter de dissuade <text:tab/>Dona de venir avec lui par la peure, il essaye une autre techniqu, en lui <text:tab/>citant tout les avantages qu’elle a à réster et à épouser le duc (l 31 – 32) </text:span><text:soft-page-break/><text:span text:style-name="T11"><text:tab/>“Le duc peut tout. Le duc vous offre avec sa main Trésors, titres, <text:tab/>bonheur…”. Dona répond avec assurance ligne 34 “Nous partons <text:tab/>demain.” a traver cette citation sans possibiliter de retour en arrière. Dona <text:tab/>nous montre qu’elle n’est pas intérésser par les Trésors, les titres Mais <text:tab/>seulement par Hernani.</text:span></text:p>
      <text:p text:style-name="P9"><text:tab/></text:p>
      <text:p text:style-name="P9"><text:span text:style-name="T13"><text:tab/></text:span></text:p>
      <text:p text:style-name="P10"><text:tab/>En guise de Conclusion, nous dirions que meme après tout les tentatives de dissuasion de Hernani, l’avis de Dona ne change absolument pas et reste le meme. Peut import ce qu’elle doit endurer douleur, inconfortabiliter, méfiance ou alors ce qu’elle doit refuser les tresors, les titres et meme le bonheur tant qu’elle est avec l’homme qu’elle est du plus profond de son coeur. </text:p>
      <text:p text:style-name="P10"/>
      <text:p text:style-name="P11">Nous pouvons comparer cette façon d’écrir du Romantique du 19ème siècle a celle d’aujourd’hui qui n’est pas du tout simil<text:span text:style-name="T14">ère</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it" fo:country="IT"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EclipseSpark </meta:initial-creator>
    <meta:creation-date>2011-11-28T23:36:19</meta:creation-date>
    <meta:generator>LibreOffice/7.0.4.2$Linux_X86_64 LibreOffice_project/00$Build-2</meta:generator>
    <dc:date>2022-11-08T16:00:37.341105766</dc:date>
    <meta:editing-duration>PT19M15S</meta:editing-duration>
    <meta:editing-cycles>4</meta:editing-cycles>
    <meta:document-statistic meta:table-count="0" meta:image-count="0" meta:object-count="0" meta:page-count="3" meta:paragraph-count="21" meta:word-count="812" meta:character-count="4600" meta:non-whitespace-character-count="3694"/>
  </office:meta>
</office:document-meta>
</file>